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9000001AF184150FBDA75131D.png" manifest:media-type="image/png"/>
  <manifest:file-entry manifest:full-path="Pictures/10000201000004AE000003BD2B6DB9AF85449A97.png" manifest:media-type="image/png"/>
  <manifest:file-entry manifest:full-path="Pictures/10000201000004AE000003BDA0038E1F7B3BBFB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36cm" fo:min-width="20.582cm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5.448cm"/>
    </style:style>
    <style:style style:name="gr3" style:family="graphic" style:parent-style-name="standard">
      <style:graphic-properties draw:textarea-horizontal-align="justify" draw:textarea-vertical-align="middle" draw:auto-grow-height="false" fo:min-height="0.668cm" fo:min-width="3.97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1.688cm" fo:min-width="25.154cm"/>
    </style:style>
    <style:style style:name="gr7" style:family="graphic" style:parent-style-name="standard">
      <style:graphic-properties draw:textarea-horizontal-align="justify" draw:textarea-vertical-align="middle" draw:auto-grow-height="false" fo:min-height="5.084cm" fo:min-width="10.676cm"/>
    </style:style>
    <style:style style:name="gr8" style:family="graphic" style:parent-style-name="standard">
      <style:graphic-properties draw:textarea-horizontal-align="justify" draw:textarea-vertical-align="middle" draw:auto-grow-height="false" fo:min-height="11.434cm" fo:min-width="19.312cm"/>
    </style:style>
    <style:style style:name="gr9" style:family="graphic" style:parent-style-name="standard">
      <style:graphic-properties draw:textarea-horizontal-align="justify" draw:textarea-vertical-align="middle" draw:auto-grow-height="false" fo:min-height="4.564cm" fo:min-width="5.33cm"/>
    </style:style>
    <style:style style:name="gr10" style:family="graphic" style:parent-style-name="standard">
      <style:graphic-properties draw:textarea-horizontal-align="justify" draw:textarea-vertical-align="middle" draw:auto-grow-height="false" fo:min-height="2.96cm" fo:min-width="3.21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2.629cm" svg:x="1.4cm" svg:y="0.628cm" presentation:class="title">
          <draw:text-box>
            <text:p>Container</text:p>
          </draw:text-box>
        </draw:frame>
        <draw:custom-shape draw:style-name="gr1" draw:text-style-name="P1" draw:layer="layout" svg:width="21.082cm" svg:height="2.286cm" svg:x="3.048cm" svg:y="6.096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082cm" svg:height="2.286cm" svg:x="3.048cm" svg:y="11.938cm">
          <text:p text:style-name="P1"><text:tab/><text:tab/><text:tab/><text:tab/><text:tab/><text:tab/><text:tab/></text:p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082cm" svg:height="2.286cm" svg:x="3.048cm" svg:y="9.398cm">
          <text:p text:style-name="P1">KERNEL</text:p>
          <text:p text:style-name="P1">---------------------------------------------------------------------------------------------------</text:p>
          <text:p text:style-name="P1">Windows/MAC/Linu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1.524cm" svg:x="10.668cm" svg:y="3.556cm">
          <text:p text:style-name="P2">NODE V7.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72cm" svg:height="1.016cm" svg:x="6.35cm" svg:y="12.446cm">
          <text:p text:style-name="P2">NODE V7.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096cm" svg:height="1.524cm" svg:x="17.526cm" svg:y="3.556cm">
          <text:p text:style-name="P2">NODE V7.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096cm" svg:height="1.524cm" svg:x="4.064cm" svg:y="3.556cm">
          <text:p text:style-name="P2">NODE V7.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1" draw:layer="layout" svg:width="25.908cm" svg:height="15.749cm" svg:x="1.116cm" svg:y="0.155cm">
          <draw:image xlink:href="Pictures/10000201000004AE000003BD2B6DB9AF85449A9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1" draw:layer="layout" svg:width="22.214cm" svg:height="14.119cm" svg:x="4.748cm" svg:y="0.867cm">
          <draw:image xlink:href="Pictures/10000201000004AE000003BDA0038E1F7B3BBFB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6" draw:text-style-name="P1" draw:layer="layout" svg:width="25.654cm" svg:height="11.938cm" svg:x="1.016cm" svg:y="1.778cm">
          <text:p text:style-name="P1">DOCKER IMAG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176cm" svg:height="5.334cm" svg:x="2.032cm" svg:y="6.35cm">
          <text:p text:style-name="P1">DEFAULT COMMANDS</text:p>
          <text:p text:style-name="P1"/>
          <text:p text:style-name="P1">----------------------------------------------------</text:p>
          <text:p text:style-name="P1"/>
          <text:p text:style-name="P1">Config/files</text:p>
          <draw:enhanced-geometry svg:viewBox="0 0 21600 21600" draw:mirror-horizontal="true" draw:type="rectangle" draw:enhanced-path="M 0 0 L 21600 0 21600 21600 0 21600 0 0 Z N"/>
        </draw:custom-shape>
        <draw:frame draw:style-name="gr5" draw:text-style-name="P1" draw:layer="layout" svg:width="7.414cm" svg:height="5.842cm" svg:x="17.78cm" svg:y="4.064cm">
          <draw:image xlink:href="Pictures/1000020100000259000001AF184150FBDA75131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8" draw:text-style-name="P1" draw:layer="layout" svg:width="19.812cm" svg:height="11.684cm" svg:x="4.064cm" svg:y="2.032cm">
          <text:p text:style-name="P1">exec in Docker </text:p>
          <text:p text:style-name="P1"/>
          <text:p text:style-name="P1"/>
          <text:p text:style-name="P1"/>
          <text:p text:style-name="P1">stdout</text:p>
          <text:p text:style-name="P1"><text:s text:c="5"/>---------------&gt; </text:p>
          <text:p text:style-name="P1"/>
          <text:p text:style-name="P1"><text:s text:c="5"/>&lt;---------------</text:p>
          <text:p text:style-name="P1">stdin</text:p>
          <text:p text:style-name="P1"/>
          <text:p text:style-name="P1"/>
          <text:p text:style-name="P1"/>
          <text:p text:style-name="P1">-i and -t </text:p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35cm" svg:height="5.334cm" svg:x="5.588cm" svg:y="4.82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064cm" svg:height="3.556cm" svg:x="17.526cm" svg:y="5.588cm">
          <text:p text:style-name="P1">C:\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064cm" svg:height="3.556cm" svg:x="6.858cm" svg:y="5.842cm">
          <text:p text:style-name="P1">M:\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5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4T00:18:54.116048195</meta:creation-date>
    <dc:date>2019-12-14T01:34:03.578764923</dc:date>
    <meta:editing-duration>PT1H4M55S</meta:editing-duration>
    <meta:editing-cycles>12</meta:editing-cycles>
    <meta:generator>LibreOffice/6.3.3.2$Linux_X86_64 LibreOffice_project/30$Build-2</meta:generator>
    <meta:document-statistic meta:object-count="48"/>
  </office:meta>
</office:document-meta>
</file>